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onfigure for STEDI: (Windows)</text:p>
      <text:p text:style-name="P1"/>
      <text:p text:style-name="P1">Check node first: npm --version</text:p>
      <text:p text:style-name="P1">Install git: Go to the website</text:p>
      <text:p text:style-name="P1">Check ssh keygen: ssh-keygen</text:p>
      <text:p text:style-name="P1">Go to the user’s folder, cd .ssh, notepade id_rsa.pub, copy the the key, go to the settings and paste the key in settings.</text:p>
      <text:p text:style-name="P1">Create a folder, go into the folder</text:p>
      <text:p text:style-name="P1">Clone repo: git clone …</text:p>
      <text:p text:style-name="P1"/>
      <text:p text:style-name="P1">Install android studio on website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等线" style:font-size-asian="12pt" style:language-asian="zh" style:country-asian="CN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an, Jackson</meta:initial-creator>
    <meta:editing-cycles>2</meta:editing-cycles>
    <meta:creation-date>2021-10-27T13:15:00</meta:creation-date>
    <dc:date>2022-06-14T15:22:59.045000000</dc:date>
    <meta:editing-duration>PT17M36S</meta:editing-duration>
    <meta:generator>LibreOffice/7.3.2.2$Windows_X86_64 LibreOffice_project/49f2b1bff42cfccbd8f788c8dc32c1c309559be0</meta:generator>
    <meta:document-statistic meta:table-count="0" meta:image-count="0" meta:object-count="0" meta:page-count="1" meta:paragraph-count="8" meta:word-count="62" meta:character-count="339" meta:non-whitespace-character-count="286"/>
    <meta:user-defined meta:name="AppVersion">16.0000</meta:user-defined>
    <meta:template xlink:type="simple" xlink:actuate="onRequest" xlink:title="Normal.dotm" xlink:href=""/>
  </office:meta>
</office:document-meta>
</file>